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bitmap" draw:fill-image-name="Glossy2" draw:fill-image-width="100%" draw:fill-image-height="100%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solid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cm"/>
    </style:style>
    <style:style style:name="gr9" style:family="graphic" style:parent-style-name="standard">
      <style:graphic-properties draw:stroke="solid" svg:stroke-width="0.4cm" svg:stroke-color="#000080" draw:marker-start-width="0.8cm" draw:marker-end-width="0.8cm" draw:textarea-vertical-align="middle" fo:padding-top="0.325cm" fo:padding-bottom="0.325cm" fo:padding-left="0.45cm" fo:padding-right="0.45cm"/>
    </style:style>
    <style:style style:name="gr10" style:family="graphic" style:parent-style-name="standard">
      <style:graphic-properties draw:stroke="solid" svg:stroke-width="0.4cm" svg:stroke-color="#008000" draw:marker-start-width="0.8cm" draw:marker-end-width="0.8cm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solid" svg:stroke-width="0.4cm" svg:stroke-color="#800000" draw:marker-start-width="0.8cm" draw:marker-end-width="0.8cm" draw:textarea-vertical-align="middle" fo:padding-top="0.325cm" fo:padding-bottom="0.325cm" fo:padding-left="0.45cm" fo:padding-right="0.45cm"/>
    </style:style>
    <style:style style:name="gr12" style:family="graphic" style:parent-style-name="standard">
      <style:graphic-properties draw:stroke="solid" svg:stroke-width="0.4cm" svg:stroke-color="#006b6b" draw:marker-start-width="0.8cm" draw:marker-end-width="0.8cm" draw:textarea-vertical-align="middle" fo:padding-top="0.325cm" fo:padding-bottom="0.325cm" fo:padding-left="0.45cm" fo:padding-right="0.45cm"/>
    </style:style>
    <style:style style:name="gr13" style:family="graphic" style:parent-style-name="standard">
      <style:graphic-properties draw:stroke="solid" svg:stroke-width="0.4cm" draw:marker-start-width="0.8cm" draw:marker-end-width="0.8cm" draw:textarea-vertical-align="middle" fo:padding-top="0.325cm" fo:padding-bottom="0.325cm" fo:padding-left="0.45cm" fo:padding-right="0.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441cm"/>
    </style:style>
    <style:style style:name="gr15" style:family="graphic" style:parent-style-name="standard">
      <style:graphic-properties draw:stroke="solid" draw:textarea-vertical-align="middl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7.5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draw:auto-grow-height="true" fo:min-height="3.507cm" fo:min-width="24.699cm"/>
    </style:style>
    <style:style style:name="pr5" style:family="presentation" style:parent-style-name="Glossy-outline1">
      <style:graphic-properties draw:fill-color="#ffffff" draw:auto-grow-height="true" fo:min-height="8.494cm" fo:min-width="24.699cm"/>
    </style:style>
    <style:style style:name="pr6" style:family="presentation" style:parent-style-name="Glossy-notes">
      <style:graphic-properties draw:fill-color="#ffffff" draw:auto-grow-height="true" fo:min-height="13.365cm" fo:min-width="16.299cm"/>
    </style:style>
    <style:style style:name="pr7" style:family="presentation" style:parent-style-name="Glossy-outline1">
      <style:graphic-properties draw:fill-color="#ffffff" draw:auto-grow-height="true" fo:min-height="13.86cm" fo:min-width="24.699cm"/>
    </style:style>
    <style:style style:name="pr8" style:family="presentation" style:parent-style-name="Glossy-outline1">
      <style:graphic-properties draw:fill-color="#ffffff" fo:min-height="13.609cm" fo:min-width="11.796cm"/>
    </style:style>
    <style:style style:name="pr9" style:family="presentation" style:parent-style-name="Glossy-outline1">
      <style:graphic-properties draw:fill-color="#ffffff" draw:auto-grow-height="true" fo:min-height="13.86cm" fo:min-width="11.796cm"/>
    </style:style>
    <style:style style:name="pr10" style:family="presentation" style:parent-style-name="Glossy-outline1">
      <style:graphic-properties draw:fill-color="#ffffff" fo:min-height="13.609cm" fo:min-width="24.699cm"/>
    </style:style>
    <style:style style:name="pr11" style:family="presentation" style:parent-style-name="Glossy-title">
      <style:graphic-properties draw:fill-color="#ffffff" fo:min-height="3.256cm" fo:min-width="24.699cm"/>
    </style:style>
    <style:style style:name="pr12" style:family="presentation" style:parent-style-name="Glossy-notes">
      <style:graphic-properties draw:fill-color="#ffffff" fo:min-height="13.114cm" fo:min-width="16.29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  <style:text-properties fo:font-size="32pt"/>
    </style:style>
    <style:style style:name="P3" style:family="paragraph">
      <style:paragraph-properties fo:margin-left="0cm" fo:margin-right="0cm" fo:text-align="center" fo:text-indent="0cm"/>
      <style:text-properties fo:font-size="18pt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margin-top="0cm" fo:margin-bottom="0.2cm" fo:text-indent="-0.8cm"/>
    </style:style>
    <style:style style:name="P8" style:family="paragraph">
      <style:paragraph-properties fo:margin-left="1.2cm" fo:margin-right="0cm" fo:margin-top="0cm" fo:margin-bottom="0.3cm" fo:text-indent="-0.9cm">
        <style:tab-stops/>
      </style:paragraph-properties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0cm" fo:margin-right="0cm" text:enable-numbering="false" fo:text-indent="0cm"/>
      <style:text-properties fo:font-size="18pt"/>
    </style:style>
    <style:style style:name="P12" style:family="paragraph">
      <style:paragraph-properties fo:margin-left="0cm" fo:margin-right="0cm" fo:text-indent="0cm"/>
      <style:text-properties fo:font-family="'Courier New'" style:font-family-generic="modern" style:font-pitch="fixed" fo:font-size="18pt"/>
    </style:style>
    <style:style style:name="P13" style:family="paragraph">
      <style:paragraph-properties fo:margin-left="0cm" fo:margin-right="0cm" fo:text-indent="0cm"/>
      <style:text-properties fo:font-size="14pt" fo:text-shadow="1pt 1pt"/>
    </style:style>
    <style:style style:name="P14" style:family="paragraph">
      <style:paragraph-properties fo:margin-left="0cm" fo:margin-right="0cm" fo:text-indent="0cm"/>
      <style:text-properties fo:font-family="'Courier New'" style:font-family-generic="modern" style:font-pitch="fixed" fo:font-size="14pt" fo:text-shadow="1pt 1pt" style:font-size-asian="14pt" style:font-size-complex="14pt"/>
    </style:style>
    <style:style style:name="P15" style:family="paragraph">
      <style:paragraph-properties fo:margin-left="0cm" fo:margin-right="0cm" fo:text-indent="0cm"/>
      <style:text-properties fo:color="#000080" fo:font-size="18pt"/>
    </style:style>
    <style:style style:name="P16" style:family="paragraph">
      <style:paragraph-properties fo:margin-left="0cm" fo:margin-right="0cm" fo:text-indent="0cm"/>
      <style:text-properties fo:color="#008000" fo:font-size="18pt"/>
    </style:style>
    <style:style style:name="P17" style:family="paragraph">
      <style:paragraph-properties fo:margin-left="0cm" fo:margin-right="0cm" fo:text-indent="0cm"/>
      <style:text-properties fo:color="#800000" fo:font-size="18pt"/>
    </style:style>
    <style:style style:name="P18" style:family="paragraph">
      <style:paragraph-properties fo:margin-left="0cm" fo:margin-right="0cm" fo:text-indent="0cm"/>
      <style:text-properties fo:color="#006b6b" fo:font-size="18pt"/>
    </style:style>
    <style:style style:name="P19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color="#000080" fo:font-family="'Courier New'" style:font-family-generic="modern" style:font-pitch="fixed" fo:font-size="14pt" fo:text-shadow="1pt 1pt" style:font-size-asian="14pt" style:font-size-complex="14pt"/>
    </style:style>
    <style:style style:name="T3" style:family="text">
      <style:text-properties fo:font-family="'Courier New'" style:font-family-generic="modern" style:font-pitch="fixed" fo:font-size="14pt" fo:text-shadow="1pt 1pt" style:font-size-asian="14pt" style:font-size-complex="14pt"/>
    </style:style>
    <style:style style:name="T4" style:family="text">
      <style:text-properties fo:color="#008000" fo:font-family="'Courier New'" style:font-family-generic="modern" style:font-pitch="fixed" fo:font-size="14pt" fo:text-shadow="1pt 1pt" style:font-size-asian="14pt" style:font-size-complex="14pt"/>
    </style:style>
    <style:style style:name="T5" style:family="text">
      <style:text-properties fo:color="#800000" fo:font-family="'Courier New'" style:font-family-generic="modern" style:font-pitch="fixed" fo:font-size="14pt" fo:text-shadow="1pt 1pt" style:font-size-asian="14pt" style:font-size-complex="14pt"/>
    </style:style>
    <style:style style:name="T6" style:family="text">
      <style:text-properties fo:color="#006b6b" fo:font-family="'Courier New'" style:font-family-generic="modern" style:font-pitch="fixed" fo:font-size="14pt" fo:text-shadow="1pt 1pt" style:font-size-asian="14pt" style:font-size-complex="14pt"/>
    </style:style>
    <style:style style:name="T7" style:family="text">
      <style:text-properties fo:color="#000080"/>
    </style:style>
    <style:style style:name="T8" style:family="text">
      <style:text-properties fo:color="#008000"/>
    </style:style>
    <style:style style:name="T9" style:family="text">
      <style:text-properties fo:color="#800000"/>
    </style:style>
    <style:style style:name="T10" style:family="text">
      <style:text-properties fo:color="#006b6b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family="'Courier New'" style:font-family-generic="modern" style:font-pitch="fixed" fo:font-size="24pt" style:font-size-asian="24pt" style:font-size-complex="24pt"/>
    </style:style>
    <style:style style:name="T14" style:family="text">
      <style:text-properties fo:font-family="Arial" style:font-family-generic="swiss" style:font-pitch="variable" fo:font-size="32pt" style:font-size-asian="32pt" style:font-size-complex="32pt"/>
    </style:style>
    <style:style style:name="T15" style:family="text">
      <style:text-properties fo:font-family="Arial" style:font-family-generic="swiss" style:font-pitch="variable" fo:font-size="26pt" style:font-size-asian="26pt" style:font-size-complex="26pt"/>
    </style:style>
    <style:style style:name="T1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GODI</text:p>
          </draw:text-box>
        </draw:frame>
        <draw:frame presentation:style-name="pr2" draw:text-style-name="P2" draw:layer="layout" svg:width="25.436cm" svg:height="7.56cm" svg:x="1.946cm" svg:y="4.61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GODI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O'Caml+libraries distributed as source cod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288cm" svg:height="3.095cm" svg:x="8.231cm" svg:y="15.119cm">
          <draw:text-box>
            <text:p text:style-name="P3">Presentation on the O'Caml user meeting,</text:p>
            <text:p text:style-name="P3">Paris</text:p>
            <text:p text:style-name="P3">January 26, 2008</text:p>
            <text:p text:style-name="P3"/>
          </draw:text-box>
        </draw:frame>
        <draw:frame draw:style-name="gr1" draw:text-style-name="P4" draw:layer="layout" svg:width="13.227cm" svg:height="0.962cm" svg:x="7.769cm" svg:y="12.305cm">
          <draw:text-box>
            <text:p text:style-name="P4">Gerd Stolpmann &lt;gerd@gerd-stolpmann.de&gt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2T14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GODI Started As Personal Project</text:p>
          </draw:text-box>
        </draw:frame>
        <draw:frame presentation:style-name="pr5" draw:text-style-name="P6" draw:id="id1" draw:layer="layout" svg:width="25.199cm" svg:height="13.379cm" svg:x="1.22cm" svg:y="7.62cm" presentation:class="outline" presentation:user-transformed="true">
          <draw:text-box>
            <text:list text:style-name="L3">
              <text:list-item>
                <text:p text:style-name="P6">Personal Goals:</text:p>
              </text:list-item>
            </text:list>
            <text:list text:style-name="L3">
              <text:list-item>
                <text:list>
                  <text:list-item>
                    <text:p text:style-name="P7">Make it easy to rebuild everyth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upport for multiple platforms</text:p>
                  </text:list-item>
                </text:list>
              </text:list-item>
            </text:list>
            <text:list text:style-name="L3">
              <text:list-item>
                <text:p text:style-name="P8">Community Effect:</text:p>
              </text:list-item>
            </text:list>
            <text:list text:style-name="L3">
              <text:list-item>
                <text:list>
                  <text:list-item>
                    <text:p text:style-name="P7">Packagers add more softw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Users help debugg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Quality assurance improved</text:p>
                  </text:list-item>
                </text:list>
              </text:list-item>
            </text:list>
            <text:list text:style-name="L3">
              <text:list-item>
                <text:p text:style-name="P6">Business:</text:p>
              </text:list-item>
            </text:list>
            <text:list text:style-name="L3">
              <text:list-item>
                <text:list>
                  <text:list-item>
                    <text:p text:style-name="P9">GODI is a good reason to start talking, and to offer services as consultant</text:p>
                  </text:list-item>
                </text:list>
              </text:list-item>
            </text:list>
          </draw:text-box>
        </draw:frame>
        <draw:frame draw:name="Object 2" draw:style-name="gr3" draw:layer="layout" svg:width="25.199cm" svg:height="6.61cm" svg:x="2.8cm" svg:y="2.941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4" draw:layer="layout" svg:width="2.475cm" svg:height="0.962cm" svg:x="1.199cm" svg:y="4.286cm">
          <draw:text-box>
            <text:p text:style-name="P4">Histor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Glossy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Installing GODI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Bootstrap</text:p>
              </text:list-item>
            </text:list>
            <text:list text:style-name="L3">
              <text:list-item>
                <text:list>
                  <text:list-item>
                    <text:p text:style-name="P9">Get tarball from <text:a xlink:href="http://godi.ocaml-programming.de/">http://godi.ocaml-programming.de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Follow instructions</text:p>
                  </text:list-item>
                </text:list>
              </text:list-item>
            </text:list>
            <text:list text:style-name="L3">
              <text:list-item>
                <text:p text:style-name="P6">godi_console</text:p>
              </text:list-item>
            </text:list>
            <text:list text:style-name="L3">
              <text:list-item>
                <text:list>
                  <text:list-item>
                    <text:p text:style-name="P9">Central management too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uild/remove/rebuild softw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Have a look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Glossy" presentation:presentation-page-layout-name="AL4T13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Package Dependencies</text:p>
          </draw:text-box>
        </draw:frame>
        <draw:frame presentation:style-name="pr7" draw:text-style-name="P6" draw:id="id2" draw:layer="layout" svg:width="12.296cm" svg:height="13.86cm" svg:x="14.311cm" svg:y="4.914cm" presentation:class="outline">
          <draw:text-box>
            <text:list text:style-name="L3">
              <text:list-item>
                <text:p text:style-name="P6">Auto-completion:</text:p>
              </text:list-item>
            </text:list>
            <text:list text:style-name="L3">
              <text:list-item>
                <text:list>
                  <text:list-item>
                    <text:p text:style-name="P9">because ocamlnet needs pcre+ocaml just add these pkgs when only ocamlnet is selected by user</text:p>
                  </text:list-item>
                </text:list>
              </text:list-item>
            </text:list>
            <text:list text:style-name="L3">
              <text:list-item>
                <text:p text:style-name="P6">Rebuilding hierarchies:</text:p>
              </text:list-item>
            </text:list>
            <text:list text:style-name="L3">
              <text:list-item>
                <text:list>
                  <text:list-item>
                    <text:p text:style-name="P9">if ocaml is upgraded, we have to rebuild all pkgs that depend on it</text:p>
                  </text:list-item>
                </text:list>
              </text:list-item>
            </text:list>
          </draw:text-box>
        </draw:frame>
        <draw:frame draw:name="Object 1" draw:style-name="gr3" draw:layer="layout" svg:width="12.296cm" svg:height="13.859cm" svg:x="1.4cm" svg:y="4.914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Glossy" presentation:presentation-page-layout-name="AL4T13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Package Anatomy</text:p>
          </draw:text-box>
        </draw:frame>
        <draw:frame draw:name="Object 3" draw:style-name="gr3" draw:layer="layout" svg:width="12.296cm" svg:height="13.859cm" svg:x="1.67cm" svg:y="5.138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layer="layout" svg:width="12.296cm" svg:height="16.426cm" svg:x="14.266cm" svg:y="3.838cm" presentation:class="outline" presentation:user-transformed="true">
          <draw:text-box>
            <text:list text:style-name="L3">
              <text:list-item>
                <text:p text:style-name="P6">distfile:</text:p>
              </text:list-item>
            </text:list>
            <text:list text:style-name="L3">
              <text:list-item>
                <text:list>
                  <text:list-item>
                    <text:p text:style-name="P9">original tarball as<text:line-break/>distributed by auth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downloaded from original HTTP/FTP srv</text:p>
                  </text:list-item>
                </text:list>
              </text:list-item>
            </text:list>
            <text:list text:style-name="L3">
              <text:list-item>
                <text:p text:style-name="P6">buildfile:</text:p>
              </text:list-item>
            </text:list>
            <text:list text:style-name="L3">
              <text:list-item>
                <text:list>
                  <text:list-item>
                    <text:p text:style-name="P9">additional tarball from<text:line-break/>GODI with driving scripts and metadat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downloaded from GODI server, but custom locations possible, too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2.108cm" svg:height="0.962cm" svg:x="1.838cm" svg:y="19.149cm">
          <draw:text-box>
            <text:p text:style-name="P1">Package format originates in BSD ports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Glossy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godi_console and godi_make (1)</text:p>
          </draw:text-box>
        </draw:frame>
        <draw:frame presentation:style-name="pr9" draw:text-style-name="P6" draw:layer="layout" svg:width="25.199cm" svg:height="16.254cm" svg:x="1.04cm" svg:y="3.927cm" presentation:class="outline" presentation:user-transformed="true">
          <draw:text-box>
            <text:list text:style-name="L3">
              <text:list-item>
                <text:p text:style-name="P6">godi_console:</text:p>
              </text:list-item>
            </text:list>
            <text:list text:style-name="L3">
              <text:list-item>
                <text:list>
                  <text:list-item>
                    <text:p text:style-name="P9">User interface (menu &amp; command-lin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solving dependencies and planning/driving buil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Written in OCaml</text:p>
                  </text:list-item>
                </text:list>
              </text:list-item>
            </text:list>
            <text:list text:style-name="L3">
              <text:list-item>
                <text:p text:style-name="P6">godi_make:</text:p>
              </text:list-item>
            </text:list>
            <text:list text:style-name="L3">
              <text:list-item>
                <text:list>
                  <text:list-item>
                    <text:p text:style-name="P9">Execute scripts for the build phases of every pkg (fetch -&gt; extract -&gt; patch -&gt; config -&gt; build -&gt; install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ases on BSD make, written in C; scripts written in Shel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bsd.pkg.mk from NetBSD, but heavily simplifie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New implementation: godi_make written in OCam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Better replacement for Shell? Open issue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Glossy" presentation:presentation-page-layout-name="AL5T19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godi_console and godi_make (2)</text:p>
          </draw:text-box>
        </draw:frame>
        <draw:frame draw:style-name="gr4" draw:text-style-name="P4" draw:layer="layout" svg:width="5.382cm" svg:height="0.962cm" svg:x="0.941cm" svg:y="5.157cm">
          <draw:text-box>
            <text:p text:style-name="P4">godi_console</text:p>
          </draw:text-box>
        </draw:frame>
        <draw:frame draw:style-name="gr1" draw:text-style-name="P11" draw:layer="layout" svg:width="4.553cm" svg:height="5.228cm" svg:x="2.6cm" svg:y="6.323cm">
          <draw:text-box>
            <text:p text:style-name="P11">Plan:</text:p>
            <text:p text:style-name="P11">- remove pkg3</text:p>
            <text:p text:style-name="P11">- remove pkg2</text:p>
            <text:p text:style-name="P11">- remove pkg1</text:p>
            <text:p text:style-name="P11">- build pkg1</text:p>
            <text:p text:style-name="P11">- build pkg2</text:p>
            <text:p text:style-name="P11">- build pkg3</text:p>
          </draw:text-box>
        </draw:frame>
        <draw:frame draw:style-name="gr1" draw:text-style-name="P4" draw:layer="layout" svg:width="3.597cm" svg:height="0.962cm" svg:x="12.063cm" svg:y="5.068cm">
          <draw:text-box>
            <text:p text:style-name="P4">godi_make</text:p>
          </draw:text-box>
        </draw:frame>
        <draw:line draw:style-name="gr5" draw:layer="layout" svg:x1="6.143cm" svg:y1="10.359cm" svg:x2="12.063cm" svg:y2="5.606cm">
          <text:p text:style-name="P1"/>
        </draw:line>
        <draw:frame draw:style-name="gr1" draw:text-style-name="P12" draw:layer="layout" svg:width="9.265cm" svg:height="6.011cm" svg:x="13.543cm" svg:y="6.009cm">
          <draw:text-box>
            <text:p text:style-name="P4"><text:span text:style-name="T1">cd build/godi/godi-pkg2</text:span></text:p>
            <text:p text:style-name="P4"><text:span text:style-name="T1">godi_make clean</text:span></text:p>
            <text:p text:style-name="P4"><text:span text:style-name="T1">godi_make fetch</text:span></text:p>
            <text:p text:style-name="P4"><text:span text:style-name="T1">godi_make extract</text:span></text:p>
            <text:p text:style-name="P4"><text:span text:style-name="T1">godi_make patch</text:span></text:p>
            <text:p text:style-name="P4"><text:span text:style-name="T1">godi_make configure</text:span></text:p>
            <text:p text:style-name="P4"><text:span text:style-name="T1">godi_make build</text:span></text:p>
            <text:p text:style-name="P4"><text:span text:style-name="T1">godi_make instal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Glossy" presentation:presentation-page-layout-name="AL5T19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Make a Package (1)</text:p>
          </draw:text-box>
        </draw:frame>
        <draw:frame draw:style-name="gr1" draw:text-style-name="P14" draw:layer="layout" svg:width="17.986cm" svg:height="16.462cm" svg:x="1.84cm" svg:y="4.537cm">
          <draw:text-box>
            <text:p text:style-name="P13"><text:span text:style-name="T2">.include "../../mk/bsd.prefs.mk"</text:span></text:p>
            <text:p text:style-name="P13"><text:span text:style-name="T3"/></text:p>
            <text:p text:style-name="P13"><text:span text:style-name="T4">VERSION= <text:s text:c="7"/>0.2.1</text:span></text:p>
            <text:p text:style-name="P13"><text:span text:style-name="T4">PKGNAME= <text:s text:c="7"/>godi-xstr-${VERSION}</text:span></text:p>
            <text:p text:style-name="P13"><text:span text:style-name="T4">DISTNAME= <text:s text:c="6"/>xstr</text:span></text:p>
            <text:p text:style-name="P13"><text:span text:style-name="T4">DISTFILES= <text:s text:c="5"/>xstr-${VERSION}.tar.gz</text:span></text:p>
            <text:p text:style-name="P13"><text:span text:style-name="T4">CATEGORIES= <text:s text:c="4"/>godi</text:span></text:p>
            <text:p text:style-name="P13"><text:span text:style-name="T4">MASTER_SITES= <text:s text:c="2"/>http://ocaml-programming.de/packages/</text:span></text:p>
            <text:p text:style-name="P13"><text:span text:style-name="T4">MAINTAINER= <text:s text:c="4"/>gerd@gerd-stolpmann.de</text:span></text:p>
            <text:p text:style-name="P13"><text:span text:style-name="T4">HOMEPAGE= <text:s text:c="6"/>http://ocaml-programming.de</text:span></text:p>
            <text:p text:style-name="P13"><text:span text:style-name="T4">COMMENT= <text:s text:c="7"/>additional string functions</text:span></text:p>
            <text:p text:style-name="P13"><text:span text:style-name="T5">DEPENDS+= <text:s text:c="6"/>godi-ocaml&gt;=3.06:../../godi/godi-ocaml</text:span></text:p>
            <text:p text:style-name="P13"><text:span text:style-name="T5">BUILD_DEPENDS+= godi-findlib&gt;=0.8.1:../../godi/godi-findlib</text:span></text:p>
            <text:p text:style-name="P13"><text:span text:style-name="T5"/></text:p>
            <text:p text:style-name="P13"><text:span text:style-name="T6">USE_GMAKE= <text:s text:c="5"/>yes</text:span></text:p>
            <text:p text:style-name="P13"><text:span text:style-name="T6"/></text:p>
            <text:p text:style-name="P13"><text:span text:style-name="T6">ALL_TARGET= <text:s text:c="4"/>all</text:span></text:p>
            <text:p text:style-name="P13"><text:span text:style-name="T6">.if ${GODI_HAVE_OCAMLOPT} == "yes"</text:span></text:p>
            <text:p text:style-name="P13"><text:span text:style-name="T6">ALL_TARGET+= <text:s text:c="3"/>opt</text:span></text:p>
            <text:p text:style-name="P13"><text:span text:style-name="T6">.endif</text:span></text:p>
            <text:p text:style-name="P13"><text:span text:style-name="T6"/></text:p>
            <text:p text:style-name="P13"><text:span text:style-name="T3">post-install:</text:span></text:p>
            <text:p text:style-name="P13"><text:span text:style-name="T3"><text:s text:c="8"/></text:span><text:span text:style-name="T3">mkdir -p ${LOCALBASE}/doc/godi-xstr</text:span></text:p>
            <text:p text:style-name="P13"><text:span text:style-name="T3">. <text:s text:c="6"/>for F in README LICENSE</text:span></text:p>
            <text:p text:style-name="P13"><text:span text:style-name="T3"><text:s text:c="12"/></text:span><text:span text:style-name="T3">cp ${WRKSRC}/${F} ${LOCALBASE}/doc/godi-xstr</text:span></text:p>
            <text:p text:style-name="P13"><text:span text:style-name="T3">. <text:s text:c="6"/>endfor</text:span></text:p>
            <text:p text:style-name="P13"><text:span text:style-name="T3"/></text:p>
            <text:p text:style-name="P13"><text:span text:style-name="T2">.include "../../mk/bsd.pkg.mk"</text:span></text:p>
            <text:p text:style-name="P13"><text:span text:style-name="T3"/></text:p>
          </draw:text-box>
        </draw:frame>
        <draw:frame draw:style-name="gr1" draw:text-style-name="P4" draw:layer="layout" svg:width="3.038cm" svg:height="0.962cm" svg:x="0.672cm" svg:y="3.452cm">
          <draw:text-box>
            <text:p text:style-name="P4">Makefile:</text:p>
          </draw:text-box>
        </draw:frame>
        <draw:frame draw:style-name="gr6" draw:layer="layout" svg:width="0.502cm" svg:height="0.962cm" svg:x="4.35cm" svg:y="20.037cm">
          <draw:text-box>
            <text:p text:style-name="P1"/>
          </draw:text-box>
        </draw:frame>
        <draw:frame draw:style-name="gr1" draw:text-style-name="P15" draw:layer="layout" svg:width="3.461cm" svg:height="0.962cm" svg:x="20.405cm" svg:y="4.393cm">
          <draw:text-box>
            <text:p text:style-name="P15"><text:span text:style-name="T7">framework</text:span></text:p>
          </draw:text-box>
        </draw:frame>
        <draw:frame draw:style-name="gr1" draw:text-style-name="P15" draw:layer="layout" svg:width="3.461cm" svg:height="0.962cm" svg:x="20.27cm" svg:y="19.507cm">
          <draw:text-box>
            <text:p text:style-name="P15"><text:span text:style-name="T7">framework</text:span></text:p>
          </draw:text-box>
        </draw:frame>
        <draw:frame draw:style-name="gr1" draw:text-style-name="P16" draw:layer="layout" svg:width="3.385cm" svg:height="2.384cm" svg:x="20.494cm" svg:y="5.918cm">
          <draw:text-box>
            <text:p text:style-name="P16"><text:span text:style-name="T8">name, </text:span></text:p>
            <text:p text:style-name="P16"><text:span text:style-name="T8">download,</text:span></text:p>
            <text:p text:style-name="P16"><text:span text:style-name="T8">metadata</text:span></text:p>
          </draw:text-box>
        </draw:frame>
        <draw:frame draw:style-name="gr7" draw:text-style-name="P17" draw:layer="layout" svg:width="4.439cm" svg:height="1.007cm" svg:x="20.402cm" svg:y="10.718cm">
          <draw:text-box>
            <text:p text:style-name="P17"><text:span text:style-name="T9">dependencies</text:span></text:p>
          </draw:text-box>
        </draw:frame>
        <draw:frame draw:style-name="gr8" draw:text-style-name="P18" draw:layer="layout" svg:width="4.054cm" svg:height="1.052cm" svg:x="20.36cm" svg:y="12.691cm">
          <draw:text-box>
            <text:p text:style-name="P18"><text:span text:style-name="T10">build options</text:span></text:p>
          </draw:text-box>
        </draw:frame>
        <draw:frame draw:style-name="gr1" draw:text-style-name="P4" draw:layer="layout" svg:width="4.376cm" svg:height="0.962cm" svg:x="20.36cm" svg:y="16.502cm">
          <draw:text-box>
            <text:p text:style-name="P4">customization</text:p>
          </draw:text-box>
        </draw:frame>
        <draw:line draw:style-name="gr9" draw:layer="layout" svg:x1="20cm" svg:y1="4.439cm" svg:x2="20cm" svg:y2="5.336cm">
          <text:p text:style-name="P1"/>
        </draw:line>
        <draw:line draw:style-name="gr10" draw:layer="layout" svg:x1="20cm" svg:y1="5.829cm" svg:x2="20cm" svg:y2="10.404cm">
          <text:p text:style-name="P1"/>
        </draw:line>
        <draw:line draw:style-name="gr11" draw:layer="layout" svg:x1="20cm" svg:y1="10.852cm" svg:x2="20cm" svg:y2="11.883cm">
          <text:p text:style-name="P1"/>
        </draw:line>
        <draw:line draw:style-name="gr12" draw:layer="layout" svg:x1="20cm" svg:y1="12.466cm" svg:x2="20cm" svg:y2="15.875cm">
          <text:p text:style-name="P1"/>
        </draw:line>
        <draw:line draw:style-name="gr13" draw:layer="layout" svg:x1="20cm" svg:y1="16.413cm" svg:x2="20cm" svg:y2="19.193cm">
          <text:p text:style-name="P1"/>
        </draw:line>
        <draw:line draw:style-name="gr9" draw:layer="layout" svg:x1="20cm" svg:y1="19.597cm" svg:x2="20cm" svg:y2="20.494cm">
          <text:p text:style-name="P1"/>
        </draw:line>
        <draw:line draw:style-name="gr5" draw:layer="layout" svg:x1="21.57cm" svg:y1="13.632cm" svg:x2="22.332cm" svg:y2="14.305cm">
          <text:p text:style-name="P1"/>
        </draw:line>
        <draw:frame draw:style-name="gr1" draw:text-style-name="P4" draw:layer="layout" svg:width="4.765cm" svg:height="1.673cm" svg:x="22.333cm" svg:y="14.306cm">
          <draw:text-box>
            <text:p text:style-name="P4">run: ”make all”</text:p>
            <text:p text:style-name="P4">and ”make opt”</text:p>
          </draw:text-box>
        </draw:frame>
        <draw:line draw:style-name="gr5" draw:layer="layout" svg:x1="21.48cm" svg:y1="17.399cm" svg:x2="22.287cm" svg:y2="18.162cm">
          <text:p text:style-name="P1"/>
        </draw:line>
        <draw:frame draw:style-name="gr1" draw:text-style-name="P4" draw:layer="layout" svg:width="4.875cm" svg:height="1.673cm" svg:x="22.331cm" svg:y="17.668cm">
          <draw:text-box>
            <text:p text:style-name="P4">what to do after</text:p>
            <text:p text:style-name="P4">”make install”</text:p>
          </draw:text-box>
        </draw:frame>
        <draw:frame draw:style-name="gr1" draw:text-style-name="P4" draw:layer="layout" svg:width="5.756cm" svg:height="0.962cm" svg:x="4.888cm" svg:y="3.453cm">
          <draw:text-box>
            <text:p text:style-name="P4">BSD-make syntax!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Glossy" presentation:presentation-page-layout-name="AL5T19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Make a Package (2)</text:p>
          </draw:text-box>
        </draw:frame>
        <draw:frame draw:style-name="gr4" draw:text-style-name="P4" draw:layer="layout" svg:width="2.78cm" svg:height="0.962cm" svg:x="0.852cm" svg:y="3.901cm">
          <draw:text-box>
            <text:p text:style-name="P4">PLIST:</text:p>
          </draw:text-box>
        </draw:frame>
        <draw:frame draw:style-name="gr4" draw:text-style-name="P12" draw:layer="layout" svg:width="10.046cm" svg:height="2.411cm" svg:x="2.824cm" svg:y="5.067cm">
          <draw:text-box>
            <text:p text:style-name="P12"><text:span text:style-name="T1">@findlib xstr</text:span></text:p>
            <text:p text:style-name="P12"><text:span text:style-name="T1">doc/godi-xstr/README</text:span></text:p>
            <text:p text:style-name="P12"><text:span text:style-name="T1">doc/godi-xstr/LICENSE</text:span></text:p>
          </draw:text-box>
        </draw:frame>
        <draw:frame draw:style-name="gr4" draw:text-style-name="P4" draw:layer="layout" svg:width="11.973cm" svg:height="0.962cm" svg:x="5.471cm" svg:y="3.766cm">
          <draw:text-box>
            <text:p text:style-name="P4">which files are part of the package?</text:p>
          </draw:text-box>
        </draw:frame>
        <draw:frame draw:style-name="gr1" draw:text-style-name="P4" draw:layer="layout" svg:width="8.918cm" svg:height="1.673cm" svg:x="13.677cm" svg:y="5.381cm">
          <draw:text-box>
            <text:p text:style-name="P4">include the findlib library ”xstr”</text:p>
            <text:p text:style-name="P4">and these two files</text:p>
          </draw:text-box>
        </draw:frame>
        <draw:line draw:style-name="gr13" draw:layer="layout" svg:x1="13.318cm" svg:y1="5.381cm" svg:x2="13.318cm" svg:y2="7.175cm">
          <text:p text:style-name="P1"/>
        </draw:line>
        <draw:frame draw:style-name="gr1" draw:text-style-name="P4" draw:layer="layout" svg:width="2.686cm" svg:height="0.962cm" svg:x="1.166cm" svg:y="8.072cm">
          <draw:text-box>
            <text:p text:style-name="P4">distinfo:</text:p>
          </draw:text-box>
        </draw:frame>
        <draw:frame draw:style-name="gr1" draw:text-style-name="P4" draw:layer="layout" svg:width="9.269cm" svg:height="0.962cm" svg:x="5.516cm" svg:y="7.982cm">
          <draw:text-box>
            <text:p text:style-name="P4">checksums of downloaded files</text:p>
          </draw:text-box>
        </draw:frame>
        <draw:frame draw:style-name="gr14" draw:text-style-name="P4" draw:layer="layout" svg:width="14.843cm" svg:height="2.691cm" svg:x="3.139cm" svg:y="9.148cm">
          <draw:text-box>
            <text:p text:style-name="P4">generated by:</text:p>
            <text:p text:style-name="P4"><text:span text:style-name="T1"><text:tab/></text:span><text:span text:style-name="T1">godi_make fetch</text:span></text:p>
            <text:p text:style-name="P4"><text:span text:style-name="T1"><text:tab/></text:span><text:span text:style-name="T1">godi_make makesu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Glossy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Make a Package (3)</text:p>
          </draw:text-box>
        </draw:frame>
        <draw:frame presentation:style-name="pr10" draw:layer="layout" svg:width="25.199cm" svg:height="15.36cm" svg:x="1.4cm" svg:y="4.914cm" presentation:class="outline" presentation:user-transformed="true">
          <draw:text-box>
            <text:list text:style-name="L3">
              <text:list-item>
                <text:p text:style-name="P6">Test package locally:</text:p>
              </text:list-item>
            </text:list>
            <text:list text:style-name="L3">
              <text:list-item>
                <text:list>
                  <text:list-item>
                    <text:p text:style-name="P9">Does it build successfully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an it be removed? (All files in PLIST?)</text:p>
                  </text:list-item>
                </text:list>
              </text:list-item>
            </text:list>
            <text:list text:style-name="L3">
              <text:list-item>
                <text:p text:style-name="P6">svn check-in</text:p>
              </text:list-item>
            </text:list>
            <text:list text:style-name="L3">
              <text:list-item>
                <text:p text:style-name="P6">release it with web-based release tool<text:line-break/><text:line-break/><text:line-break/></text:p>
              </text:list-item>
            </text:list>
            <text:list text:style-name="L3">
              <text:list-item>
                <text:p text:style-name="P6">Time for a simple package: 30 minutes</text:p>
              </text:list-item>
            </text:list>
            <text:list text:style-name="L3">
              <text:list-item>
                <text:p text:style-name="P6">Alternative approach: GODIVA<text:line-break/><text:span text:style-name="T11">(especially useful if you pack your own software)</text:span></text:p>
              </text:list-item>
            </text:list>
          </draw:text-box>
        </draw:frame>
        <draw:line draw:style-name="gr15" draw:layer="layout" svg:x1="1.031cm" svg:y1="13.991cm" svg:x2="25.337cm" svg:y2="13.991cm">
          <text:p text:style-name="P1"/>
        </draw:lin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Glossy" presentation:presentation-page-layout-name="AL3T1">
        <office:forms form:automatic-focus="false" form:apply-design-mode="false"/>
        <draw:frame presentation:style-name="pr11" draw:layer="layout" svg:width="25.199cm" svg:height="3.256cm" svg:x="1.301cm" svg:y="0.125cm" presentation:class="title">
          <draw:text-box>
            <text:p text:style-name="P1">GODIVA</text:p>
          </draw:text-box>
        </draw:frame>
        <draw:frame presentation:style-name="pr10" draw:layer="layout" svg:width="25.199cm" svg:height="16.473cm" svg:x="1.4cm" svg:y="4.914cm" presentation:class="outline" presentation:user-transformed="true">
          <draw:text-box>
            <text:list text:style-name="L3">
              <text:list-item>
                <text:p text:style-name="P6">GODIVA is an alternate approach<text:line-break/><text:a xlink:href="http://projects.phauna.org/godiva/">http://projects.phauna.org/godiva/</text:a><text:line-break/>by Owen Gunden and Will Lovas (U Penn)</text:p>
              </text:list-item>
            </text:list>
            <text:list text:style-name="L3">
              <text:list-item>
                <text:p text:style-name="P6">”Makefile” and ”PLIST” are generated</text:p>
              </text:list-item>
            </text:list>
            <text:list text:style-name="L3">
              <text:list-item>
                <text:p text:style-name="P6">Requirement:<text:line-break/>The original package adheres to a make interface, as outlined in the ”GODIVA policy”</text:p>
              </text:list-item>
            </text:list>
            <text:list text:style-name="L3">
              <text:list-item>
                <text:list>
                  <text:list-item>
                    <text:p text:style-name="P9">Easy interface: configure, make all, make op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uild and installation must interpret PREFIX</text:p>
                  </text:list-item>
                </text:list>
              </text:list-item>
            </text:list>
            <text:list text:style-name="L3">
              <text:list-item>
                <text:p text:style-name="P6">Maybe GODIVA may serve as standard for Ocaml software distribution?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Glossy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Run Your Own GODI Server</text:p>
          </draw:text-box>
        </draw:frame>
        <draw:frame presentation:style-name="pr7" draw:text-style-name="P6" draw:layer="layout" svg:width="25.199cm" svg:height="14.673cm" svg:x="1.4cm" svg:y="4.914cm" presentation:class="outline" presentation:user-transformed="true">
          <draw:text-box>
            <text:list text:style-name="L3">
              <text:list-item>
                <text:p text:style-name="P6">Packages are simply downloaded by HTTP</text:p>
              </text:list-item>
            </text:list>
            <text:list text:style-name="L3">
              <text:list-item>
                <text:p text:style-name="P6">It is easy to put buildfiles &amp; distfiles into a web directory</text:p>
              </text:list-item>
            </text:list>
            <text:list text:style-name="L3">
              <text:list-item>
                <text:p text:style-name="P6">Required: ”available.new” file<text:line-break/><text:span text:style-name="T12">(Attn: Transition to ”packages.ini” format planned)</text:span></text:p>
              </text:list-item>
            </text:list>
            <text:list text:style-name="L3">
              <text:list-item>
                <text:p text:style-name="P6">Add your server to variable in godi.conf:<text:line-break/><text:span text:style-name="T13">GODI_BUILD_SITES += </text:span><text:span text:style-name="T13"><text:a xlink:href="http://server/dir/">http://server/dir/</text:a></text:span></text:p>
              </text:list-item>
            </text:list>
            <text:list text:style-name="L3">
              <text:list-item>
                <text:p text:style-name="P6"><text:span text:style-name="T14">Packages provided by additional servers are merged with the packages from the official sit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5">Additional packages possi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5">Newer/special versions possi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Other GODI Features</text:p>
          </draw:text-box>
        </draw:frame>
        <draw:frame presentation:style-name="pr10" draw:layer="layout" svg:width="25.199cm" svg:height="15.376cm" svg:x="1.355cm" svg:y="4.106cm" presentation:class="outline" presentation:user-transformed="true">
          <draw:text-box>
            <text:list text:style-name="L3">
              <text:list-item>
                <text:p text:style-name="P6">GODI can package non-Ocaml software</text:p>
              </text:list-item>
            </text:list>
            <text:list text:style-name="L3">
              <text:list-item>
                <text:p text:style-name="P6">System integration: GODI finds existing C libraries (auto-configuration + manual settings),<text:line-break/>implemented in special ”conf” packages</text:p>
              </text:list-item>
            </text:list>
            <text:list text:style-name="L3">
              <text:list-item>
                <text:p text:style-name="P6">All Ocaml libraries with findlib support</text:p>
              </text:list-item>
            </text:list>
            <text:list text:style-name="L3">
              <text:list-item>
                <text:p text:style-name="P6">Most packages can be built on all system types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Bytecode-only/Native-code support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No Pthreads/With Pthrea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No DLLs/With DL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But: some pkg fail – a testing &amp; QA question!</text:span></text:p>
                  </text:list-item>
                </text:list>
              </text:list-item>
            </text:list>
            <text:list text:style-name="L3">
              <text:list-item>
                <text:p text:style-name="P6">Package docs are also install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Glossy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Future</text:p>
          </draw:text-box>
        </draw:frame>
        <draw:frame presentation:style-name="pr10" draw:layer="layout" svg:width="25.199cm" svg:height="14.836cm" svg:x="1.4cm" svg:y="4.914cm" presentation:class="outline" presentation:user-transformed="true">
          <draw:text-box>
            <text:list text:style-name="L3">
              <text:list-item>
                <text:p text:style-name="P6">This Year:</text:p>
              </text:list-item>
            </text:list>
            <text:list text:style-name="L3">
              <text:list-item>
                <text:list>
                  <text:list-item>
                    <text:p text:style-name="P9">New bootstrap architecture (prototype availabl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duced dependency on software written in C (e.g. godi_make implemented in Ocaml not in C)<text:line-break/></text:p>
                  </text:list-item>
                </text:list>
              </text:list-item>
            </text:list>
            <text:list text:style-name="L3">
              <text:list-item>
                <text:p text:style-name="P6">GUI for godi_console?<text:line-break/></text:p>
              </text:list-item>
            </text:list>
            <text:list text:style-name="L3">
              <text:list-item>
                <text:p text:style-name="P6">Native Windows support?</text:p>
              </text:list-item>
            </text:list>
            <text:list text:style-name="L3">
              <text:list-item>
                <text:list>
                  <text:list-item>
                    <text:p text:style-name="P9">Probably only as commercial project think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Windows users need binary packages – setting up a build environment is too complic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Glossy" presentation:presentation-page-layout-name="AL3T1">
        <office:forms form:automatic-focus="false" form:apply-design-mode="false"/>
        <draw:frame presentation:style-name="pr11" draw:layer="layout" svg:width="25.199cm" svg:height="3.256cm" svg:x="1.301cm" svg:y="0.125cm" presentation:class="title">
          <draw:text-box>
            <text:p text:style-name="P1">People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3">
              <text:list-item>
                <text:p text:style-name="P6">30 people can upload new packages</text:p>
              </text:list-item>
            </text:list>
            <text:list text:style-name="L3">
              <text:list-item>
                <text:p text:style-name="P6">2/3 of the packages are not maintained by me</text:p>
              </text:list-item>
            </text:list>
            <text:list text:style-name="L3">
              <text:list-item>
                <text:p text:style-name="P6">New packagers are always welcome</text:p>
              </text:list-item>
            </text:list>
            <text:list text:style-name="L3">
              <text:list-item>
                <text:list>
                  <text:list-item>
                    <text:p text:style-name="P9">However: Some skills (shell) and knowledge are required. godi-list helps in doubt</text:p>
                  </text:list-item>
                </text:list>
              </text:list-item>
            </text:list>
            <text:list text:style-name="L3">
              <text:list-item>
                <text:p text:style-name="P6">I focus on maintaining core packages (e.g. ocaml) and the GODI system as such</text:p>
              </text:list-item>
            </text:list>
            <text:list text:style-name="L3">
              <text:list-item>
                <text:list>
                  <text:list-item>
                    <text:p text:style-name="P9">Not much time for doing mor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Glossy">
        <office:forms form:automatic-focus="false" form:apply-design-mode="false"/>
        <draw:frame draw:style-name="gr4" draw:text-style-name="P19" draw:layer="layout" svg:width="11.436cm" svg:height="1.826cm" svg:x="8.565cm" svg:y="5.066cm">
          <draw:text-box>
            <text:p text:style-name="P19"><text:span text:style-name="T16">Thank you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i" fo:country="FI" fo:font-style="normal" fo:text-shadow="none" style:text-underline-style="none" fo:font-weight="normal" style:text-underline-mode="continuous" style:text-line-through-mode="continuous" style:letter-kerning="false" style:font-family-asian="'DejaVu Sans'" style:font-family-generic-asian="system" style:font-pitch-asian="variable" style:font-size-asian="18pt" style:language-asian="fi" style:country-asian="FI" style:font-style-asian="normal" style:font-weight-asian="normal" style:font-family-complex="'DejaVu Sans'" style:font-family-generic-complex="system" style:font-pitch-complex="variable" style:font-size-complex="18pt" style:language-complex="fi" style:country-complex="FI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198cm" fo:margin-right="0cm" fo:margin-top="0cm" fo:margin-bottom="0.3cm" text:enable-numbering="true" fo:text-indent="-0.89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0.642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0.642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0.642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0.777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 draw:page-number="4"/>
      <draw:page-thumbnail draw:layer="backgroundobjects" svg:width="5.938cm" svg:height="4.453cm" svg:x="11.88cm" svg:y="12.525cm" draw:page-number="5"/>
      <draw:page-thumbnail draw:layer="backgroundobjects" svg:width="5.938cm" svg:height="4.453cm" svg:x="20.79cm" svg:y="12.525cm" draw:page-number="6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3">
            <text:list-item>
              <text:p text:style-name="P4">Muokkaa jäsennyksen tekstimuotoa napsauttamalla</text:p>
            </text:list-item>
          </text:list>
          <text:list text:style-name="L3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Gerd Stolpmann</meta:initial-creator>
    <meta:creation-date>2008-01-20T20:50:52</meta:creation-date>
    <dc:creator>Gerd Stolpmann</dc:creator>
    <dc:date>2008-01-24T15:50:48</dc:date>
    <meta:editing-cycles>33</meta:editing-cycles>
    <meta:editing-duration>P3DT19H0M3S</meta:editing-duration>
    <meta:user-defined meta:name="Info 1"/>
    <meta:user-defined meta:name="Info 2"/>
    <meta:user-defined meta:name="Info 3"/>
    <meta:user-defined meta:name="Info 4"/>
    <meta:document-statistic meta:object-count="1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8cm" fo:min-width="4.2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8cm" fo:min-width="2.0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8.85cm" svg:height="3.003cm" svg:x="2.15cm" svg:y="1.55cm">
          <text:p text:style-name="P2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515cm" svg:height="1.352cm" svg:x="4.285cm" svg:y="2.538cm">
          <draw:text-box>
            <text:p text:style-name="P2"><text:span text:style-name="T1">ocamlnet</text:span></text:p>
          </draw:text-box>
        </draw:frame>
        <draw:custom-shape draw:style-name="gr1" draw:text-style-name="P1" draw:layer="layout" svg:width="8.85cm" svg:height="3.003cm" svg:x="2.15cm" svg:y="6.134cm">
          <text:p text:style-name="P2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85cm" svg:height="3.003cm" svg:x="2.25cm" svg:y="10.797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6.65cm" svg:height="1.352cm" svg:x="3.6cm" svg:y="7cm">
          <draw:text-box>
            <text:p text:style-name="P2"><text:span text:style-name="T1">pcre bindings</text:span></text:p>
          </draw:text-box>
        </draw:frame>
        <draw:frame draw:style-name="gr4" draw:text-style-name="P3" draw:layer="layout" svg:width="3.139cm" svg:height="1.352cm" svg:x="5.061cm" svg:y="11.783cm">
          <draw:text-box>
            <text:p text:style-name="P2"><text:span text:style-name="T1">ocaml</text:span></text:p>
          </draw:text-box>
        </draw:frame>
        <draw:line draw:style-name="gr5" draw:text-style-name="P1" draw:layer="layout" svg:x1="6.4cm" svg:y1="4.553cm" svg:x2="6.4cm" svg:y2="6.134cm">
          <text:p text:style-name="P2"/>
        </draw:line>
        <draw:line draw:style-name="gr5" draw:text-style-name="P1" draw:layer="layout" svg:x1="6.4cm" svg:y1="9.177cm" svg:x2="6.4cm" svg:y2="10.679cm">
          <text:p text:style-name="P2"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7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.65cm" svg:y1="1.776cm" svg:x2="19cm" svg:y2="1.776cm">
          <text:p text:style-name="P5"/>
        </draw:line>
        <draw:line draw:style-name="gr2" draw:text-style-name="P1" draw:layer="layout" svg:x1="6cm" svg:y1="1.551cm" svg:x2="6cm" svg:y2="2.001cm">
          <text:p text:style-name="P5"/>
        </draw:line>
        <draw:line draw:style-name="gr2" draw:text-style-name="P1" draw:layer="layout" svg:x1="5cm" svg:y1="1.551cm" svg:x2="5cm" svg:y2="2.001cm">
          <text:p text:style-name="P5"/>
        </draw:line>
        <draw:line draw:style-name="gr2" draw:text-style-name="P1" draw:layer="layout" svg:x1="8cm" svg:y1="1.551cm" svg:x2="8cm" svg:y2="2.001cm">
          <text:p text:style-name="P5"/>
        </draw:line>
        <draw:line draw:style-name="gr2" draw:text-style-name="P1" draw:layer="layout" svg:x1="12cm" svg:y1="1.551cm" svg:x2="12cm" svg:y2="2.001cm">
          <text:p text:style-name="P5"/>
        </draw:line>
        <draw:line draw:style-name="gr2" draw:text-style-name="P1" draw:layer="layout" svg:x1="10.9cm" svg:y1="1.551cm" svg:x2="10.9cm" svg:y2="2.001cm">
          <text:p text:style-name="P5"/>
        </draw:line>
        <draw:line draw:style-name="gr2" draw:text-style-name="P1" draw:layer="layout" svg:x1="17cm" svg:y1="1.501cm" svg:x2="17cm" svg:y2="1.951cm">
          <text:p text:style-name="P5"/>
        </draw:line>
        <draw:frame draw:style-name="gr3" draw:text-style-name="P1" draw:layer="layout" svg:width="3.368cm" svg:height="1.199cm" svg:x="15.432cm" svg:y="2.001cm">
          <draw:text-box>
            <text:p text:style-name="P2"><text:span text:style-name="T1">2008</text:span></text:p>
            <text:p text:style-name="P2"><text:span text:style-name="T1">~110 packages</text:span></text:p>
          </draw:text-box>
        </draw:frame>
        <draw:frame draw:style-name="gr3" draw:text-style-name="P4" draw:layer="layout" svg:width="1.819cm" svg:height="1.199cm" svg:x="3.8cm" svg:y="2.052cm">
          <draw:text-box>
            <text:p text:style-name="P3"><text:span text:style-name="T1">1996</text:span></text:p>
            <text:p text:style-name="P3"><text:span text:style-name="T1">OCaml</text:span></text:p>
          </draw:text-box>
        </draw:frame>
        <draw:frame draw:style-name="gr3" draw:text-style-name="P4" draw:layer="layout" svg:width="1.45cm" svg:height="0.725cm" svg:x="5.35cm" svg:y="2.051cm">
          <draw:text-box>
            <text:p text:style-name="P5"><text:span text:style-name="T1">1997</text:span></text:p>
          </draw:text-box>
        </draw:frame>
        <draw:frame draw:style-name="gr3" draw:text-style-name="P4" draw:layer="layout" svg:width="1.45cm" svg:height="0.725cm" svg:x="7.35cm" svg:y="2.076cm">
          <draw:text-box>
            <text:p text:style-name="P6">1999</text:p>
          </draw:text-box>
        </draw:frame>
        <draw:frame draw:style-name="gr3" draw:text-style-name="P4" draw:layer="layout" svg:width="3.423cm" svg:height="1.199cm" svg:x="4.25cm" svg:y="3.202cm">
          <draw:text-box>
            <text:p text:style-name="P7">my first</text:p>
            <text:p text:style-name="P7">Ocaml program</text:p>
          </draw:text-box>
        </draw:frame>
        <draw:frame draw:style-name="gr3" draw:text-style-name="P4" draw:layer="layout" svg:width="1.611cm" svg:height="0.725cm" svg:x="7.3cm" svg:y="2.601cm">
          <draw:text-box>
            <text:p text:style-name="P6">findlib</text:p>
          </draw:text-box>
        </draw:frame>
        <draw:frame draw:style-name="gr3" draw:text-style-name="P4" draw:layer="layout" svg:width="1.586cm" svg:height="1.199cm" svg:x="11.25cm" svg:y="2.052cm">
          <draw:text-box>
            <text:p text:style-name="P6">2003</text:p>
            <text:p text:style-name="P6">GODI</text:p>
          </draw:text-box>
        </draw:frame>
        <draw:frame draw:style-name="gr3" draw:text-style-name="P4" draw:layer="layout" svg:width="3.266cm" svg:height="1.673cm" svg:x="9cm" svg:y="3.001cm">
          <draw:text-box>
            <text:p text:style-name="P6">my self-written</text:p>
            <text:p text:style-name="P6">code becomes</text:p>
            <text:p text:style-name="P6">unmanagable</text:p>
          </draw:text-box>
        </draw:frame>
        <draw:line draw:style-name="gr4" draw:text-style-name="P8" draw:layer="layout" svg:x1="10.9cm" svg:y1="2.201cm" svg:x2="10.9cm" svg:y2="3.151cm">
          <text:p text:style-name="P5"/>
        </draw:line>
        <draw:line draw:style-name="gr4" draw:text-style-name="P8" draw:layer="layout" svg:x1="6cm" svg:y1="2.701cm" svg:x2="6cm" svg:y2="3.351cm">
          <text:p text:style-name="P5"/>
        </draw:lin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gradient" draw:fill-gradient-name="Gradient_20_8" draw:textarea-horizontal-align="center" draw:textarea-vertical-align="middle"/>
    </style:style>
    <style:style style:name="gr7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5.2cm" svg:height="5.65cm" svg:x="1.45cm" svg:y="2.85cm">
          <text:p text:style-name="P2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3cm" svg:height="2.9cm" svg:x="2.1cm" svg:y="4.7cm">
          <text:p text:style-name="P2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1" draw:layer="layout" svg:x1="6cm" svg:y1="5.25cm" svg:x2="8.95cm" svg:y2="4.2cm">
          <text:p text:style-name="P2"/>
        </draw:line>
        <draw:frame draw:style-name="gr4" draw:layer="layout" svg:width="3.986cm" svg:height="0.962cm" svg:x="9.1cm" svg:y="3.588cm">
          <draw:text-box>
            <text:p text:style-name="P2">buildfile (tar)</text:p>
          </draw:text-box>
        </draw:frame>
        <draw:line draw:style-name="gr3" draw:text-style-name="P1" draw:layer="layout" svg:x1="3.25cm" svg:y1="7.2cm" svg:x2="2.05cm" svg:y2="11.4cm">
          <text:p text:style-name="P2"/>
        </draw:line>
        <draw:frame draw:style-name="gr4" draw:layer="layout" svg:width="3.639cm" svg:height="0.962cm" svg:x="1.3cm" svg:y="11.488cm">
          <draw:text-box>
            <text:p text:style-name="P2">distfile (tar)</text:p>
          </draw:text-box>
        </draw:frame>
        <draw:custom-shape draw:style-name="gr5" draw:text-style-name="P1" draw:layer="layout" svg:width="5.15cm" svg:height="6cm" svg:x="7.45cm" svg:y="7.6cm"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693cm" svg:height="4.691cm" svg:x="7.55cm" svg:y="8.05cm">
          <draw:text-box>
            <text:p text:style-name="P2"><text:span text:style-name="T1">build/godi/godi-foo/</text:span></text:p>
            <text:p text:style-name="P2"><text:span text:style-name="T1"><text:s text:c="4"/></text:span><text:span text:style-name="T1">Makefile</text:span></text:p>
            <text:p text:style-name="P2"><text:span text:style-name="T1"><text:s text:c="4"/></text:span><text:span text:style-name="T1">distinfo</text:span></text:p>
            <text:p text:style-name="P2"><text:span text:style-name="T1"><text:s text:c="4"/></text:span><text:span text:style-name="T1">files/</text:span></text:p>
            <text:p text:style-name="P2"><text:span text:style-name="T1"/></text:p>
            <text:p text:style-name="P2"><text:span text:style-name="T1"><text:s text:c="4"/></text:span><text:span text:style-name="T1">patches/</text:span></text:p>
            <text:p text:style-name="P2"><text:span text:style-name="T1"/></text:p>
            <text:p text:style-name="P2"><text:span text:style-name="T1"><text:s text:c="4"/></text:span><text:span text:style-name="T1">work/</text:span></text:p>
          </draw:text-box>
        </draw:frame>
        <draw:line draw:style-name="gr3" draw:text-style-name="P1" draw:layer="layout" svg:x1="8cm" svg:y1="8.8cm" svg:x2="8cm" svg:y2="12.3cm">
          <text:p text:style-name="P2"/>
        </draw:line>
        <draw:line draw:style-name="gr3" draw:text-style-name="P1" draw:layer="layout" svg:x1="8cm" svg:y1="10.2cm" svg:x2="8.25cm" svg:y2="10.2cm">
          <text:p text:style-name="P2"/>
        </draw:line>
        <draw:line draw:style-name="gr3" draw:text-style-name="P1" draw:layer="layout" svg:x1="8cm" svg:y1="9.6cm" svg:x2="8.25cm" svg:y2="9.6cm">
          <text:p text:style-name="P2"/>
        </draw:line>
        <draw:line draw:style-name="gr3" draw:text-style-name="P1" draw:layer="layout" svg:x1="8cm" svg:y1="9cm" svg:x2="8.25cm" svg:y2="9cm">
          <text:p text:style-name="P2"/>
        </draw:line>
        <draw:line draw:style-name="gr3" draw:text-style-name="P1" draw:layer="layout" svg:x1="8cm" svg:y1="11.3cm" svg:x2="8.25cm" svg:y2="11.3cm">
          <text:p text:style-name="P2"/>
        </draw:line>
        <draw:line draw:style-name="gr3" draw:text-style-name="P1" draw:layer="layout" svg:x1="8cm" svg:y1="12.3cm" svg:x2="8.25cm" svg:y2="12.3cm">
          <text:p text:style-name="P2"/>
        </draw:line>
        <draw:line draw:style-name="gr3" draw:text-style-name="P1" draw:layer="layout" svg:x1="8.55cm" svg:y1="10.45cm" svg:x2="8.65cm" svg:y2="10.65cm">
          <text:p text:style-name="P2"/>
        </draw:line>
        <draw:frame draw:style-name="gr4" draw:layer="layout" svg:width="1.035cm" svg:height="0.962cm" svg:x="8.515cm" svg:y="10.05cm">
          <draw:text-box>
            <text:p text:style-name="P2">...</text:p>
          </draw:text-box>
        </draw:frame>
        <draw:line draw:style-name="gr3" draw:text-style-name="P1" draw:layer="layout" svg:x1="8.55cm" svg:y1="11.65cm" svg:x2="8.65cm" svg:y2="11.85cm">
          <text:p text:style-name="P2"/>
        </draw:line>
        <draw:line draw:style-name="gr3" draw:text-style-name="P1" draw:layer="layout" svg:x1="8.55cm" svg:y1="12.75cm" svg:x2="8.65cm" svg:y2="12.95cm">
          <text:p text:style-name="P2"/>
        </draw:line>
        <draw:frame draw:style-name="gr4" draw:layer="layout" svg:width="1.035cm" svg:height="0.962cm" svg:x="8.516cm" svg:y="11.25cm">
          <draw:text-box>
            <text:p text:style-name="P2">...</text:p>
          </draw:text-box>
        </draw:frame>
        <draw:frame draw:style-name="gr4" draw:layer="layout" svg:width="1.035cm" svg:height="0.962cm" svg:x="8.516cm" svg:y="12.35cm">
          <draw:text-box>
            <text:p text:style-name="P2">...</text:p>
          </draw:text-box>
        </draw:frame>
        <draw:polygon draw:style-name="gr6" draw:text-style-name="P1" draw:layer="layout" svg:width="5.149cm" svg:height="2.999cm" svg:x="7.45cm" svg:y="4.6cm" svg:viewBox="0 0 5150 3000" draw:points="1950,0 0,3000 5150,3000 3550,0">
          <text:p text:style-name="P2"/>
        </draw:polygon>
        <draw:custom-shape draw:style-name="gr7" draw:text-style-name="P1" draw:layer="layout" svg:width="0.5cm" svg:height="0.5cm" svg:x="8.75cm" svg:y="1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4" draw:layer="layout" svg:width="3.41cm" svg:height="0.725cm" svg:x="3.05cm" svg:y="12.85cm">
          <draw:text-box>
            <text:p text:style-name="P2"><text:span text:style-name="T2">extracted into...</text:span></text:p>
          </draw:text-box>
        </draw:frame>
        <draw:line draw:style-name="gr8" draw:text-style-name="P1" draw:layer="layout" svg:x1="2cm" svg:y1="12.5cm" svg:x2="3.2cm" svg:y2="13.2cm">
          <text:p text:style-name="P2"/>
        </draw:line>
        <draw:line draw:style-name="gr8" draw:text-style-name="P1" draw:layer="layout" svg:x1="6.4cm" svg:y1="13.25cm" svg:x2="8.75cm" svg:y2="13.25cm">
          <text:p text:style-name="P2"/>
        </draw:lin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%" draw:end-intensity="100%" draw:angle="0" draw:border="0%"/>
    <draw:gradient draw:name="Gradient_20_8" draw:display-name="Gradient 8" draw:style="linear" draw:start-color="#c0c0c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